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4444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1.35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6636d" officeooo:paragraph-rsid="0006636d"/>
    </style:style>
    <style:style style:name="P2" style:family="paragraph" style:parent-style-name="Standard">
      <style:paragraph-properties fo:text-align="center" style:justify-single-word="false"/>
      <style:text-properties officeooo:rsid="0006636d" officeooo:paragraph-rsid="0006636d"/>
    </style:style>
    <style:style style:name="P3" style:family="paragraph" style:parent-style-name="Standard">
      <style:text-properties fo:font-weight="normal" officeooo:rsid="0006636d" officeooo:paragraph-rsid="0006636d" style:font-weight-asian="normal" style:font-weight-complex="normal"/>
    </style:style>
    <style:style style:name="P4" style:family="paragraph" style:parent-style-name="Standard">
      <style:text-properties fo:font-weight="normal" officeooo:rsid="0006636d" officeooo:paragraph-rsid="00081f26" style:font-weight-asian="normal" style:font-weight-complex="normal"/>
    </style:style>
    <style:style style:name="P5" style:family="paragraph" style:parent-style-name="Standard">
      <style:text-properties fo:font-weight="normal" officeooo:rsid="00081f26" officeooo:paragraph-rsid="00081f26" style:font-weight-asian="normal" style:font-weight-complex="normal"/>
    </style:style>
    <style:style style:name="P6" style:family="paragraph" style:parent-style-name="Standard">
      <style:text-properties fo:font-weight="normal" officeooo:rsid="0009b684" officeooo:paragraph-rsid="0009b684" style:font-weight-asian="normal" style:font-weight-complex="normal"/>
    </style:style>
    <style:style style:name="P7" style:family="paragraph" style:parent-style-name="Standard">
      <style:text-properties fo:font-weight="normal" officeooo:rsid="000a4790" officeooo:paragraph-rsid="000a4790" style:font-weight-asian="normal" style:font-weight-complex="normal"/>
    </style:style>
    <style:style style:name="P8" style:family="paragraph" style:parent-style-name="Standard">
      <style:text-properties fo:font-weight="normal" officeooo:rsid="000c2740" officeooo:paragraph-rsid="000c2740" style:font-weight-asian="normal" style:font-weight-complex="normal"/>
    </style:style>
    <style:style style:name="P9" style:family="paragraph" style:parent-style-name="Standard">
      <style:text-properties fo:font-weight="bold" officeooo:rsid="0006636d" officeooo:paragraph-rsid="0006636d" style:font-weight-asian="bold" style:font-weight-complex="bold"/>
    </style:style>
    <style:style style:name="P10" style:family="paragraph" style:parent-style-name="Standard">
      <style:text-properties fo:font-weight="bold" officeooo:rsid="00081f26" officeooo:paragraph-rsid="00081f26" style:font-weight-asian="bold" style:font-weight-complex="bold"/>
    </style:style>
    <style:style style:name="P11" style:family="paragraph" style:parent-style-name="Standard">
      <style:text-properties fo:font-weight="bold" officeooo:rsid="000a4790" officeooo:paragraph-rsid="000a4790" style:font-weight-asian="bold" style:font-weight-complex="bold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663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1f26"/>
    </style:style>
    <style:style style:name="T4" style:family="text">
      <style:text-properties officeooo:rsid="0009b684"/>
    </style:style>
    <style:style style:name="T5" style:family="text">
      <style:text-properties officeooo:rsid="000a4790"/>
    </style:style>
    <style:style style:name="T6" style:family="text">
      <style:text-properties officeooo:rsid="000c27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ional Data <text:s/>Science Bowl model documentation</text:p>
      <text:p text:style-name="P2">Team * <text:span text:style-name="T2">Deepsea Challenger*</text:span></text:p>
      <text:p text:style-name="P1"/>
      <text:p text:style-name="P1"><text:span text:style-name="T2">Shai Ronen (SR, Lead), Jamie Blondin (JB), Gal Arav (GA)</text:span></text:p>
      <text:p text:style-name="P1"><text:span text:style-name="T2">Email: </text:span><text:a xlink:type="simple" xlink:href="mailto:sronen71@gmail.com"><text:span text:style-name="T2">sronen71@gmail.com</text:span></text:a></text:p>
      <text:p text:style-name="P1"/>
      <text:p text:style-name="P1"><text:span text:style-name="T2">Summary</text:span></text:p>
      <text:p text:style-name="P1"><text:span text:style-name="T2"/></text:p>
      <text:p text:style-name="P3">Our solution (5'th place in the competition) </text:p>
      <text:p text:style-name="P3">was based on convolution<text:span text:style-name="T5">al</text:span> neural networks (CNN).</text:p>
      <text:p text:style-name="P3">The techniques we used are :</text:p>
      <text:p text:style-name="P3">1. Design of deep large neural networks (SR)</text:p>
      <text:p text:style-name="P5">2. Image pre-processing (SR+GA)</text:p>
      <text:p text:style-name="P3"><text:span text:style-name="T4">3</text:span>. Data augmentation (SR<text:span text:style-name="T3">)</text:span></text:p>
      <text:p text:style-name="P3"><text:span text:style-name="T4">4</text:span>. <text:s/><text:span text:style-name="T3">Regularization by </text:span>Dropout + weight decay (SR)</text:p>
      <text:p text:style-name="P3"><text:span text:style-name="T3">5</text:span>. <text:s/>Training with stochastic gradient decent with momentum and GPU</text:p>
      <text:p text:style-name="P3">(CUDA 6.5 + CuDNN).</text:p>
      <text:p text:style-name="P3"><text:span text:style-name="T4">6</text:span>. Use of hierarchical tree of plankton groups and conditional <text:span text:style-name="T3">B</text:span>ayesian</text:p>
      <text:p text:style-name="P3">inference (JB)</text:p>
      <text:p text:style-name="P3"><text:span text:style-name="T4">7</text:span>. Final submission with an ensemble of 32 networks.</text:p>
      <text:p text:style-name="P3"/>
      <text:p text:style-name="P9">Software and Hardware</text:p>
      <text:p text:style-name="P3">Software tools used: </text:p>
      <text:p text:style-name="P3">Caffe (<text:a xlink:type="simple" xlink:href="http://caffe.berkeleyvision.org/">http://caffe.berkeleyvision.org/</text:a>) - C++ CNN package, </text:p>
      <text:p text:style-name="P3">modified <text:s/>for online data augmentation.</text:p>
      <text:p text:style-name="P8">OpenCV for image manipluations.</text:p>
      <text:p text:style-name="P3">Python used for data pre/post processing</text:p>
      <text:p text:style-name="P3">Hardware:</text:p>
      <text:p text:style-name="P3">NVIDIA 680 GTX, 970 GTX</text:p>
      <text:p text:style-name="P3">AWS EC2 GPU instances.</text:p>
      <text:p text:style-name="P3"/>
      <text:p text:style-name="P3">Models and training</text:p>
      <text:p text:style-name="P3"/>
      <text:p text:style-name="P4"><text:span text:style-name="T3">P</text:span>re-processing <text:span text:style-name="T3">was minimal. T</text:span>he images included resizing them to various </text:p>
      <text:p text:style-name="P4">smaller sizes. <text:s/><text:span text:style-name="T3">The original images were of</text:span></text:p>
      <text:p text:style-name="P5">varying sizes and aspect ratios (up to ~400x400). <text:span text:style-name="T1">In one variation we resized </text:span></text:p>
      <text:p text:style-name="P5">all images <text:span text:style-name="T1">into a 64x64 </text:span>square,<text:span text:style-name="T1"> preserving the original aspect ratio, </text:span>and filling empty space with 0's<text:span text:style-name="T1">. In another variation we resized into </text:span>same size while stretching the original image so that there was no empy space.</text:p>
      <text:p text:style-name="P5"/>
      <text:p text:style-name="P5">We further augmented the data artificially to increase the size of the dataset. We used:</text:p>
      <text:p text:style-name="P5">rotation, translation, rescaling, flipping, shearing and stretching.</text:p>
      <text:p text:style-name="P5"/>
      <text:p text:style-name="P5">The <text:span text:style-name="T5">augmentation</text:span> was performed in real time during training, by <text:span text:style-name="T5">modifying</text:span> the</text:p>
      <text:p text:style-name="P5">Caffe function src/caffe/data_transformer.cpp. The transformation parameters were</text:p>
      <text:p text:style-name="P5">passed through modification of the Caffe protocol buffers interface src/caffe/proto/caffe.proto.</text:p>
      <text:p text:style-name="P5"/>
      <text:p text:style-name="P10">Network Architecture </text:p>
      <text:p text:style-name="P10"/>
      <text:p text:style-name="P5"><text:soft-page-break/>I designed deep large covnets. The final architecture of the best networks resembled that</text:p>
      <text:p text:style-name="P5">of He et al (arXiv: 1502.01852). I.e, deep networks with multiple layers of small 3x3</text:p>
      <text:p text:style-name="P5">filters, with max pooling and <text:span text:style-name="T5">spatial</text:span> pyramid pooling. <text:s/>We used He et al's method</text:p>
      <text:p text:style-name="P5">of initializing the deep network <text:s/>filter weights, which enabled us to train without </text:p>
      <text:p text:style-name="P5">convergence problems.</text:p>
      <text:p text:style-name="P5"/>
      <text:p text:style-name="P6">My deepest network had <text:span text:style-name="T5">14 convolution layers and 3 dense layers plus additional drop out, max pool and local response normalization layers as follows:</text:span></text:p>
      <text:p text:style-name="P6"/>
      <text:p text:style-name="P6">input: 64x64 randomly cropped into 56x56</text:p>
      <text:p text:style-name="P6">Convolution 96x3x3 </text:p>
      <text:p text:style-name="P6">Relu (Linear rectifier nonlinearity)</text:p>
      <text:p text:style-name="P6">LRN (local response <text:span text:style-name="T5">normalization</text:span>)</text:p>
      <text:p text:style-name="P6">Convolution 96x3x3</text:p>
      <text:p text:style-name="P6">Relu</text:p>
      <text:p text:style-name="P6">Convolution 96x3x3</text:p>
      <text:p text:style-name="P6">Relu</text:p>
      <text:p text:style-name="P6">Convolution 96x3x3</text:p>
      <text:p text:style-name="P6">Relu</text:p>
      <text:p text:style-name="P6">Convolutionn 96x3x3</text:p>
      <text:p text:style-name="P6">Relu</text:p>
      <text:p text:style-name="P6">Max Pool 2x2</text:p>
      <text:p text:style-name="P6">Convolution 192x3x3</text:p>
      <text:p text:style-name="P6">Relu</text:p>
      <text:p text:style-name="P6">Convolution 192x3x3</text:p>
      <text:p text:style-name="P6">Relu</text:p>
      <text:p text:style-name="P6">Convolution 192x3x3</text:p>
      <text:p text:style-name="P6">Relu</text:p>
      <text:p text:style-name="P6">Convolution 192x3x3</text:p>
      <text:p text:style-name="P6">Relu</text:p>
      <text:p text:style-name="P6">Convolution 192x3x3</text:p>
      <text:p text:style-name="P6">Relu</text:p>
      <text:p text:style-name="P6">Max Pool 2x2</text:p>
      <text:p text:style-name="P6">Convolution 384x3x3</text:p>
      <text:p text:style-name="P6">Relu</text:p>
      <text:p text:style-name="P6">Convolution 384x3x3</text:p>
      <text:p text:style-name="P6">Relu</text:p>
      <text:p text:style-name="P6">Convolution 384x3x3</text:p>
      <text:p text:style-name="P6">Relu</text:p>
      <text:p text:style-name="P6">Convolution384x3x3</text:p>
      <text:p text:style-name="P6">Relu</text:p>
      <text:p text:style-name="P6">Convolution 384x3x3</text:p>
      <text:p text:style-name="P6">Relu</text:p>
      <text:p text:style-name="P6">Spatial Pyramid Pooling (2x2,6x6,7x7,14x14)</text:p>
      <text:p text:style-name="P6">Dropout 0.5</text:p>
      <text:p text:style-name="P6">Dense layer 1024</text:p>
      <text:p text:style-name="P6">Relu</text:p>
      <text:p text:style-name="P6">Dropout 0.5</text:p>
      <text:p text:style-name="P6">Dense layer 1024</text:p>
      <text:p text:style-name="P6"><text:soft-page-break/>Relu</text:p>
      <text:p text:style-name="P6">Dropout 0.5 (network cont. next page)</text:p>
      <text:p text:style-name="P6">Dense layer 121</text:p>
      <text:p text:style-name="P6">Softmax (probabilities)</text:p>
      <text:p text:style-name="P6"/>
      <text:p text:style-name="P11">Nonlinearities</text:p>
      <text:p text:style-name="P7"/>
      <text:p text:style-name="P7">I experimented with Relu (rectified linear units) as well as attempted to implement</text:p>
      <text:p text:style-name="P7">Prelu (leaky relu's with parameterized leak ) from He's paper into c++ caffe. </text:p>
      <text:p text:style-name="P7">However due to time constraint Prelu was not used.</text:p>
      <text:p text:style-name="P7"/>
      <text:p text:style-name="P11">Spatial pooling</text:p>
      <text:p text:style-name="P7"/>
      <text:p text:style-name="P7">I used 2x2 max-pooling , typically 3 such operations. For the deepest network the last</text:p>
      <text:p text:style-name="P7">max pool was replaced with multiple parallel max pooling of different size according</text:p>
      <text:p text:style-name="P7">to He's spatial pyramid pooling scheme.</text:p>
      <text:p text:style-name="P7"/>
      <text:p text:style-name="P11">Conditional Bayesian Hierarchy</text:p>
      <text:p text:style-name="P7"/>
      <text:p text:style-name="P7">We were provided by the organizers an hierarchy tree of plankton groups.</text:p>
      <text:p text:style-name="P7">We (JB contribution) exploited it by training the network with labels coming from various </text:p>
      <text:p text:style-name="P7">levels of the hierarchy, and then combining the individual plankton predictions with the higher</text:p>
      <text:p text:style-name="P7">group predictions via Bayes rule.</text:p>
      <text:p text:style-name="P7"/>
      <text:p text:style-name="P11">Training</text:p>
      <text:p text:style-name="P7"/>
      <text:p text:style-name="P7">We split off 20% <text:s/>of the <text:span text:style-name="T6">labeled</text:span> data as validation set. </text:p>
      <text:p text:style-name="P7">We trained all of our models with stochastic gradient descent </text:p>
      <text:p text:style-name="P7">with momentum. The networks took 24-48 hrs to converge.</text:p>
      <text:p text:style-name="P7">To avoid over-fitting we regularized the networks with dropout with</text:p>
      <text:p text:style-name="P7">drop probability of 0.5 on all dense layers. We also added a small L2</text:p>
      <text:p text:style-name="P7">regularization.</text:p>
      <text:p text:style-name="P7"/>
      <text:p text:style-name="P11">Model averaging</text:p>
      <text:p text:style-name="P7"/>
      <text:p text:style-name="P7">At test time, we computed predictions with various <text:span text:style-name="T6">transformations</text:span></text:p>
      <text:p text:style-name="P7">of the original images (including, rotations, flip, translate etc), and</text:p>
      <text:p text:style-name="P7">averaged the predicted probabilities. The averaging proved to give</text:p>
      <text:p text:style-name="P7">a considerable improvement to the result.</text:p>
      <text:p text:style-name="P7"/>
      <text:p text:style-name="P7">We averaged computed predictions for 4 network architectures,</text:p>
      <text:p text:style-name="P7">2 <text:span text:style-name="T6">pre-processing</text:span> re-scaling variations (with/without aspect ratio preservation) and 4 </text:p>
      <text:p text:style-name="P7">Bayseian Hierarchy combinations, with a total of 2x4x4= 32 networks.</text:p>
      <text:p text:style-name="P7"/>
      <text:p text:style-name="P7">Computing model predictions took between 1-3 days per each of the 32 models.</text:p>
      <text:p text:style-name="P7">To enable the timely completion of the training and predictions we spawned multiple</text:p>
      <text:p text:style-name="P7">AWS EC2 <text:s/>GPU instances.</text:p>
      <text:p text:style-name="P7"/>
      <text:p text:style-name="P7">Bagging</text:p>
      <text:p text:style-name="P7"><text:soft-page-break/>We experimented (JB) with bagging during the competition, and observed improvement</text:p>
      <text:p text:style-name="P7">in validation scores. However due to the significant increase in training/prediction time we did not use bagging in the final solution.</text:p>
      <text:p text:style-name="P7"/>
      <text:p text:style-name="P11">Code description</text:p>
      <text:p text:style-name="P7"/>
      <text:p text:style-name="P8">Our modified version of Caffe (mocha) is available from <text:a xlink:type="simple" xlink:href="https://github.com/sronen71/mocha">https://github.com/sronen71/mocha</text:a></text:p>
      <text:p text:style-name="P8">Some of the deeper networks used are available from <text:a xlink:type="simple" xlink:href="https://www.dropbox.com/sh/oioi8v8wvoqvau9/AADQqzBpQ3RzfT5zjV958kXma?dl=0">https://www.dropbox.com/sh/oioi8v8wvoqvau9/AADQqzBpQ3RzfT5zjV958kXma?dl=0</text:a></text:p>
      <text:p text:style-name="P8"/>
      <text:p text:style-name="P8">Relevant paths:</text:p>
      <text:p text:style-name="P8">* mocha/data/plankton/* <text:s/>- scripts for image pre-processing and database building</text:p>
      <text:p text:style-name="P8">* mocha/examples/plankton/*.prototxt - network architectures, solver configurations</text:p>
      <text:p text:style-name="P8">* mocha/examples/plankton.py – python script for predicting using trained networks.</text:p>
      <text:p text:style-name="P8">* mocha/examples/average.py – python script for averaging ensemble of networks.</text:p>
      <text:p text:style-name="P8">* mocha/src/caffe/data/data_transformer.cpp – Caffe file modified to enable online real data augmentation. Modified the function DataTransformer&lt;Dtype&gt;::Transform(...) to</text:p>
      <text:p text:style-name="P8">include image rotations, shear etc using openCV</text:p>
      <text:p text:style-name="P8">* mocha/src/caffe/proto/caffe.proto – Caffe proto file modified to include online</text:p>
      <text:p text:style-name="P8">data augmentation parameters such as amount of randomization of image stretching, shearing etc.</text:p>
      <text:p text:style-name="P8"/>
      <text:p text:style-name="P8">Not included: code for Bayesian hierarchy by JB.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Table_20_Contents"><text:a xlink:type="simple" xlink:href="http://arxiv.org/abs/1502.01852"/>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1:07:21.371443573</meta:creation-date>
    <dc:date>2015-05-01T02:35:52.147056302</dc:date>
    <meta:editing-duration>PT29S</meta:editing-duration>
    <meta:editing-cycles>1</meta:editing-cycles>
    <meta:document-statistic meta:table-count="1" meta:image-count="0" meta:object-count="0" meta:page-count="4" meta:paragraph-count="134" meta:word-count="850" meta:character-count="5938" meta:non-whitespace-character-count="5195"/>
    <meta:generator>LibreOffice/4.2.8.2$Linux_X86_64 LibreOffice_project/420m0$Build-2</meta:generator>
  </office:meta>
</office:document-meta>
</file>